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Header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tfHeader.writeRtfString( String to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eader.writeFootnot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Header.write( String to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Header.RtfHeader( RtfFile f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Header.writeUser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